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pgrade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ython -m pip install --upgrade pi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ollecting pip</text:p>
          </table:table-cell>
        </table:table-row>
        <table:table-row table:style-name="ro1">
          <table:table-cell/>
          <table:table-cell office:value-type="string">
            <text:p><text:s text:c="2"/>Using cached https://files.pythonhosted.org/packages/54/0c/d01aa759fdc501a58f431eb594a17495f15b88da142ce14b5845662c13f3/pip-20.0.2-py2.py3-none-any.whl</text:p>
          </table:table-cell>
        </table:table-row>
        <table:table-row table:style-name="ro1">
          <table:table-cell/>
          <table:table-cell office:value-type="string">
            <text:p>Installing collected packages: pip</text:p>
          </table:table-cell>
        </table:table-row>
        <table:table-row table:style-name="ro1">
          <table:table-cell/>
          <table:table-cell office:value-type="string">
            <text:p><text:s text:c="2"/>Found existing installation: pip 19.3.1</text:p>
          </table:table-cell>
        </table:table-row>
        <table:table-row table:style-name="ro1">
          <table:table-cell/>
          <table:table-cell office:value-type="string">
            <text:p><text:s text:c="4"/>Uninstalling pip-19.3.1:</text:p>
          </table:table-cell>
        </table:table-row>
        <table:table-row table:style-name="ro1">
          <table:table-cell/>
          <table:table-cell office:value-type="string">
            <text:p><text:s text:c="6"/>Successfully uninstalled pip-19.3.1</text:p>
          </table:table-cell>
        </table:table-row>
        <table:table-row table:style-name="ro1">
          <table:table-cell/>
          <table:table-cell office:value-type="string">
            <text:p>Successfully installed pip-20.0.2</text:p>
          </table:table-cell>
        </table:table-row>
      </table:table>
      <table:table table:name="ds9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ds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ERROR: Could not find a version that satisfies the requirement ds9 (from versions: none)</text:p>
          </table:table-cell>
        </table:table-row>
        <table:table-row table:style-name="ro1">
          <table:table-cell/>
          <table:table-cell office:value-type="string">
            <text:p>ERROR: No matching distribution found for ds9</text:p>
          </table:table-cell>
        </table:table-row>
      </table:table>
      <table:table table:name="pyfits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pyfits</text:p>
          </table:table-cell>
        </table:table-row>
      </table:table>
      <table:table table:name="pyraf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!pip install pyra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020/01/27</text:date>, <text:time>21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32S</meta:editing-duration>
    <meta:editing-cycles>8</meta:editing-cycles>
    <meta:generator>OpenOffice.org/3.4$Win32 OpenOffice.org_project/340m1$Build-9590</meta:generator>
    <dc:date>2020-01-27T21:55:35.29</dc:date>
    <meta:document-statistic meta:table-count="4" meta:cell-count="13" meta:object-count="0"/>
    <meta:user-defined meta:name="Info 1"/>
    <meta:user-defined meta:name="Info 2"/>
    <meta:user-defined meta:name="Info 3"/>
    <meta:user-defined meta:name="Info 4"/>
  </office:meta>
</office:document-meta>
</file>